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>
            <office:annotation draw:style-name="a0" svg:x="0.8125in" svg:y="0.0104166666666667in" svg:width="1.90625in" svg:height="0.260416666666667in">
              <dc:creator>Sven Nissel</dc:creator>
              <text:p><text:span text:style-name="T2">comment top row1 (index0)</text:span><text:span text:style-name="T1"/></text:p>
              <text:p/>
            </office:annotation>
          </table:table-cell>
          <table:table-cell office:value-type="string" table:style-name="ce1">
            <text:p>row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office:annotation draw:style-name="a1" svg:x="0.8125in" svg:y="0.239583333333333in" svg:width="1.90625in" svg:height="0.260416666666667in">
              <dc:creator>Sven Nissel</dc:creator>
              <text:p><text:span text:style-name="T2">comment top row3 (index2)</text:span><text:span text:style-name="T1"/></text:p>
              <text:p/>
            </office:annotation>
            <text:p>row3</text:p>
          </table:table-cell>
          <table:table-cell office:value-type="string" table:style-name="ce1">
            <text:p>row3</text:p>
          </table:table-cell>
          <table:table-cell table:number-columns-repeated="16382"/>
        </table:table-row>
        <table:table-row table:style-name="ro1">
          <table:table-cell table:style-name="ce1">
            <office:annotation draw:style-name="a2" svg:x="0.8125in" svg:y="0.416666666666667in" svg:width="1.90625in" svg:height="0.260416666666667in">
              <dc:creator>Sven Nissel</dc:creator>
              <text:p><text:span text:style-name="T2">comment top row4 (index3)</text:span><text:span text:style-name="T1"/></text:p>
              <text:p/>
            </office:annotation>
          </table:table-cell>
          <table:table-cell office:value-type="string" table:style-name="ce1">
            <text:p>row4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/>
    <dc:creator>cloudconvert_17</dc:creator>
    <meta:creation-date>1996-10-14T23:33:28Z</meta:creation-date>
    <dc:date>2026-03-28T05:24:27Z</dc:date>
  </office:meta>
</office:document-meta>
</file>